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auto-grow-width="true" fo:min-height="0.784cm" fo:min-width="0.1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auto-grow-width="true" fo:min-height="0.955cm" fo:min-width="0.747cm" fo:padding-top="0cm" fo:padding-bottom="0cm" fo:padding-left="0cm" fo:padding-right="0cm"/>
    </style:style>
    <style:style style:name="gr5" style:family="graphic" style:parent-style-name="standard">
      <style:graphic-properties draw:fill-color="#85c3ff" draw:textarea-vertical-align="middle"/>
    </style:style>
    <style:style style:name="gr6" style:family="graphic" style:parent-style-name="standard">
      <style:graphic-properties draw:stroke="solid" svg:stroke-width="0.035cm" svg:stroke-color="#000000" draw:marker-start="Arrow" draw:marker-start-width="0.254cm" draw:marker-end="Arrow" draw:marker-end-width="0.254cm" draw:stroke-linejoin="miter" draw:fill="non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Line_20_Style_20_1" svg:stroke-color="#000000" draw:fill="none" draw:fill-color="#85c3ff" draw:textarea-vertical-align="middle"/>
    </style:style>
    <style:style style:name="gr8" style:family="graphic" style:parent-style-name="standard">
      <style:graphic-properties draw:stroke="none" draw:fill="none" draw:textarea-horizontal-align="left" draw:auto-grow-width="true" fo:min-height="1.082cm" fo:min-width="2.017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</style:style>
    <style:style style:name="P4" style:family="paragraph">
      <loext:graphic-properties draw:fill-color="#85c3ff"/>
      <style:paragraph-properties fo:text-align="center"/>
    </style:style>
    <style:style style:name="P5" style:family="paragraph">
      <loext:graphic-properties draw:fill="none" draw:fill-color="#85c3ff"/>
      <style:paragraph-properties fo:text-align="center"/>
    </style:style>
    <style:style style:name="P6" style:family="paragraph">
      <style:paragraph-properties fo:text-align="start" style:writing-mode="lr-tb">
        <style:tab-stops/>
      </style:paragraph-properties>
      <style:text-properties fo:font-style="normal" style:font-style-asian="normal" style:font-style-complex="normal"/>
    </style:style>
    <style:style style:name="P7" style:family="paragraph">
      <loext:graphic-properties draw:fill="none"/>
      <style:paragraph-properties fo:text-align="start" style:writing-mode="lr-tb">
        <style:tab-stops/>
      </style:paragraph-properties>
      <style:text-properties fo:font-style="normal" style:font-style-asian="normal" style:font-style-complex="normal"/>
    </style:style>
    <style:style style:name="T1" style:family="text">
      <style:text-properties fo:font-variant="normal" fo:text-transform="none" fo:color="#000000" style:font-name="Times New Roman" fo:font-size="20.2000007629395pt" fo:font-style="italic" fo:font-weight="100"/>
    </style:style>
    <style:style style:name="T2" style:family="text">
      <style:text-properties fo:font-variant="normal" fo:text-transform="none" fo:color="#000000" style:text-position="-33% 58%" style:font-name="Times New Roman" fo:font-size="20.2000007629395pt" fo:font-style="italic" fo:font-weight="100"/>
    </style:style>
    <style:style style:name="T3" style:family="text">
      <style:text-properties fo:font-variant="normal" fo:text-transform="none" fo:color="#000000" style:font-name="Times New Roman" fo:font-size="19.8999996185303pt" fo:font-style="italic" fo:font-weight="100"/>
    </style:style>
    <style:style style:name="T4" style:family="text">
      <style:text-properties fo:font-variant="normal" fo:text-transform="none" fo:color="#000000" style:text-position="-33% 58%" style:font-name="Times New Roman" fo:font-size="19.8999996185303pt" fo:font-style="italic" fo:font-weight="100"/>
    </style:style>
    <style:style style:name="T5" style:family="text">
      <style:text-properties fo:font-variant="normal" fo:text-transform="none" fo:color="#000000" style:text-position="-33% 58%" style:font-name="Times New Roman" fo:font-size="20.2000007629395pt" fo:font-style="normal" fo:font-weight="100" style:font-style-asian="normal" style:font-style-complex="normal"/>
    </style:style>
    <style:style style:name="T6" style:family="text">
      <style:text-properties fo:font-variant="normal" fo:text-transform="none" fo:color="#000000" style:font-name="Times New Roman" fo:font-size="20.2000007629395pt" fo:font-style="normal" fo:font-weight="100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002cm" svg:height="0.937cm" svg:x="10.92cm" svg:y="11.443cm">
          <draw:text-box>
            <text:p/>
          </draw:text-box>
        </draw:frame>
        <draw:frame draw:style-name="gr2" draw:text-style-name="P1" draw:layer="layout" svg:width="0.747cm" svg:height="0.955cm" svg:x="12.12cm" svg:y="14.143cm">
          <draw:text-box>
            <text:p text:style-name="P2"><text:span text:style-name="T1">S</text:span><text:span text:style-name="T2">u</text:span><text:span text:style-name="T2">c</text:span></text:p>
          </draw:text-box>
        </draw:frame>
        <draw:frame draw:style-name="gr1" draw:text-style-name="P1" draw:layer="layout" svg:width="0.002cm" svg:height="0.937cm" svg:x="15.555cm" svg:y="6.804cm">
          <draw:text-box>
            <text:p/>
          </draw:text-box>
        </draw:frame>
        <draw:frame draw:style-name="gr2" draw:text-style-name="P1" draw:layer="layout" svg:width="0.671cm" svg:height="0.939cm" svg:x="15.355cm" svg:y="5.604cm">
          <draw:text-box>
            <text:p text:style-name="P2"><text:span text:style-name="T3">S</text:span><text:span text:style-name="T4">u</text:span><text:span text:style-name="T4">t</text:span></text:p>
          </draw:text-box>
        </draw:frame>
        <draw:frame draw:style-name="gr1" draw:text-style-name="P1" draw:layer="layout" svg:width="0.002cm" svg:height="0.937cm" svg:x="10.984cm" svg:y="1.461cm">
          <draw:text-box>
            <text:p/>
          </draw:text-box>
        </draw:frame>
        <draw:frame draw:style-name="gr2" draw:text-style-name="P1" draw:layer="layout" svg:width="0.68cm" svg:height="0.955cm" svg:x="12.184cm" svg:y="1.561cm">
          <draw:text-box>
            <text:p text:style-name="P2"><text:span text:style-name="T1">S</text:span><text:span text:style-name="T2">u</text:span><text:span text:style-name="T2">t</text:span></text:p>
          </draw:text-box>
        </draw:frame>
        <draw:frame draw:style-name="gr1" draw:text-style-name="P1" draw:layer="layout" svg:width="0.002cm" svg:height="0.937cm" svg:x="9.891cm" svg:y="0.273cm">
          <draw:text-box>
            <text:p/>
          </draw:text-box>
        </draw:frame>
        <draw:frame draw:style-name="gr3" draw:text-style-name="P3" draw:layer="layout" svg:width="0.56cm" svg:height="0.954cm" svg:x="10.991cm" svg:y="0.081cm">
          <draw:text-box>
            <text:p text:style-name="P2"><text:span text:style-name="T1">σ</text:span><text:span text:style-name="T5">2</text:span></text:p>
          </draw:text-box>
        </draw:frame>
        <draw:frame draw:style-name="gr1" draw:text-style-name="P1" draw:layer="layout" svg:width="0.002cm" svg:height="0.937cm" svg:x="17.601cm" svg:y="7.139cm">
          <draw:text-box>
            <text:p/>
          </draw:text-box>
        </draw:frame>
        <draw:frame draw:style-name="gr2" draw:text-style-name="P1" draw:layer="layout" svg:width="0.56cm" svg:height="0.954cm" svg:x="17.601cm" svg:y="5.746cm">
          <draw:text-box>
            <text:p text:style-name="P2"><text:span text:style-name="T1">σ</text:span><text:span text:style-name="T5">1</text:span></text:p>
          </draw:text-box>
        </draw:frame>
        <draw:frame draw:style-name="gr4" draw:text-style-name="P3" draw:layer="layout" svg:width="0.747cm" svg:height="0.955cm" svg:x="2.083cm" svg:y="4.355cm">
          <draw:text-box>
            <text:p text:style-name="P2"><text:span text:style-name="T1">S</text:span><text:span text:style-name="T2">u</text:span><text:span text:style-name="T2">c</text:span></text:p>
          </draw:text-box>
        </draw:frame>
        <draw:polygon draw:style-name="gr5" draw:text-style-name="P4" draw:layer="layout" svg:width="12.064cm" svg:height="11.302cm" svg:x="3.048cm" svg:y="2.667cm" svg:viewBox="0 0 12065 11303" draw:points="12065,0 12065,6096 8890,11303 0,11303 0,2794 5969,0">
          <text:p/>
        </draw:polygon>
        <draw:line draw:style-name="gr6" draw:text-style-name="P1" draw:layer="layout" svg:x1="0.178cm" svg:y1="5.491cm" svg:x2="17.958cm" svg:y2="5.491cm">
          <text:p/>
        </draw:line>
        <draw:line draw:style-name="gr6" draw:text-style-name="P1" draw:layer="layout" svg:x1="11.901cm" svg:y1="0.196cm" svg:x2="11.901cm" svg:y2="15.727cm">
          <text:p/>
        </draw:line>
        <draw:line draw:style-name="gr7" draw:text-style-name="P5" draw:layer="layout" svg:x1="7.836cm" svg:y1="1.435cm" svg:x2="15.964cm" svg:y2="9.563cm">
          <text:p/>
        </draw:line>
        <draw:frame draw:style-name="gr8" draw:text-style-name="P7" draw:layer="layout" svg:width="4.257cm" svg:height="1.082cm" svg:x="14.478cm" svg:y="9.779cm">
          <draw:text-box>
            <text:p text:style-name="P6"><text:span text:style-name="T6">S</text:span><text:span text:style-name="T6">h</text:span><text:span text:style-name="T6">e</text:span><text:span text:style-name="T6">a</text:span><text:span text:style-name="T6">r </text:span><text:span text:style-name="T6">d</text:span><text:span text:style-name="T6">i</text:span><text:span text:style-name="T6">a</text:span><text:span text:style-name="T6">g</text:span><text:span text:style-name="T6">o</text:span><text:span text:style-name="T6">n</text:span><text:span text:style-name="T6">a</text:span><text:span text:style-name="T6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Line_20_Style_20_1" draw:display-name="Line Style 1" draw:style="rect" draw:dots1="1" draw:dots1-length="0.305cm" draw:distance="0.25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796cm" fo:page-height="15.7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27T16:02:10.879622226</dc:date>
    <meta:editing-duration>PT16M55S</meta:editing-duration>
    <meta:editing-cycles>3</meta:editing-cycles>
    <meta:generator>LibreOffice/5.3.0.3$Linux_X86_64 LibreOffice_project/30m0$Build-3</meta:generator>
    <meta:document-statistic meta:object-count="16"/>
  </office:meta>
</office:document-meta>
</file>